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 style:master-page-name="Landscape">
      <style:table-properties style:width="25.7cm" style:page-number="auto" table:align="margins"/>
    </style:style>
    <style:style style:name="Taula1.A" style:family="table-column">
      <style:table-column-properties style:column-width="4.313cm" style:rel-column-width="10997*"/>
    </style:style>
    <style:style style:name="Taula1.B" style:family="table-column">
      <style:table-column-properties style:column-width="4.253cm" style:rel-column-width="10844*"/>
    </style:style>
    <style:style style:name="Taula1.C" style:family="table-column">
      <style:table-column-properties style:column-width="4.284cm" style:rel-column-width="10925*"/>
    </style:style>
    <style:style style:name="Taula1.D" style:family="table-column">
      <style:table-column-properties style:column-width="4.283cm" style:rel-column-width="10921*"/>
    </style:style>
    <style:style style:name="Taula1.F" style:family="table-column">
      <style:table-column-properties style:column-width="4.284cm" style:rel-column-width="10927*"/>
    </style:style>
    <style:style style:name="Taula1.A1" style:family="table-cell">
      <style:table-cell-properties style:vertical-align="middle" fo:padding="0.097cm" fo:border="0.5pt solid #000000" style:writing-mode="page"/>
    </style:style>
    <style:style style:name="Tau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ula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ula1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ula1.B3" style:family="table-cell">
      <style:table-cell-properties style:vertical-align="middle" fo:background-color="#00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ula1.C3" style:family="table-cell">
      <style:table-cell-properties style:vertical-align="middle" fo:background-color="#ffaa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ula1.D3" style:family="table-cell">
      <style:table-cell-properties style:vertical-align="middle" fo:background-color="#bf819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ula1.F3" style:family="table-cell">
      <style:table-cell-properties style:vertical-align="middle" fo:background-color="#729fc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1.B4" style:family="table-cell">
      <style:table-cell-properties style:vertical-align="middle" fo:background-color="#729fc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ula1.F4" style:family="table-cell">
      <style:table-cell-properties style:vertical-align="middle" fo:background-color="#00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1.B5" style:family="table-cell">
      <style:table-cell-properties style:vertical-align="middle"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1.F7" style:family="table-cell">
      <style:table-cell-properties style:vertical-align="middle" fo:background-color="#ffaa95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1.C9" style:family="table-cell">
      <style:table-cell-properties style:vertical-align="middle" fo:background-color="#e16173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style:font-name="Arial Black" officeooo:rsid="001e2d86" officeooo:paragraph-rsid="001e2d86"/>
    </style:style>
    <style:style style:name="P2" style:family="paragraph" style:parent-style-name="Table_20_Contents">
      <style:text-properties style:font-name="Arial Black" officeooo:rsid="001fd519" officeooo:paragraph-rsid="001fd519"/>
    </style:style>
    <style:style style:name="P3" style:family="paragraph" style:parent-style-name="Table_20_Contents">
      <style:text-properties style:font-name="Arial Black" officeooo:rsid="001fd519" officeooo:paragraph-rsid="001e2d86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fo:font-weight="normal" officeooo:rsid="001e2d86" officeooo:paragraph-rsid="001e2d86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e2d86" officeooo:paragraph-rsid="001e2d86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fd519" officeooo:paragraph-rsid="001fd519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6pt" style:text-underline-style="none" fo:font-weight="bold" officeooo:rsid="001e2d86" officeooo:paragraph-rsid="001e2d86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1e2d86" officeooo:paragraph-rsid="002343ef"/>
    </style:style>
    <style:style style:name="T1" style:family="text">
      <style:text-properties officeooo:rsid="00215660"/>
    </style:style>
    <style:style style:name="T2" style:family="text">
      <style:text-properties officeooo:rsid="0023746d"/>
    </style:style>
    <style:style style:name="T3" style:family="text">
      <style:text-properties officeooo:rsid="0023fc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 table:number-columns-repeated="2"/>
        <table:table-column table:style-name="Taula1.F"/>
        <table:table-row>
          <table:table-cell table:style-name="Taula1.A1" table:number-columns-spanned="6" office:value-type="string">
            <text:p text:style-name="P4">1er CFGM Sistemes Microinformàtics i Xarxes (matí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B2" office:value-type="string">
            <text:p text:style-name="P7">Dilluns</text:p>
          </table:table-cell>
          <table:table-cell table:style-name="Taula1.B2" office:value-type="string">
            <text:p text:style-name="P7">Dimarts</text:p>
          </table:table-cell>
          <table:table-cell table:style-name="Taula1.B2" office:value-type="string">
            <text:p text:style-name="P7">Dimecres</text:p>
          </table:table-cell>
          <table:table-cell table:style-name="Taula1.B2" office:value-type="string">
            <text:p text:style-name="P7">Dijous</text:p>
          </table:table-cell>
          <table:table-cell table:style-name="Taula1.F2" office:value-type="string">
            <text:p text:style-name="P7">Divendres</text:p>
          </table:table-cell>
        </table:table-row>
        <table:table-row>
          <table:table-cell table:style-name="Taula1.B2" office:value-type="string">
            <text:p text:style-name="P1">08:15</text:p>
          </table:table-cell>
          <table:table-cell table:style-name="Taula1.B3" office:value-type="string">
            <text:p text:style-name="P5">Aplicacions Ofimàtiques<text:line-break/>(Guillem Mateu)</text:p>
          </table:table-cell>
          <table:table-cell table:style-name="Taula1.C3" table:number-rows-spanned="2" office:value-type="string">
            <text:p text:style-name="P6">Xarxes Locals<text:line-break/>(Pedro Jimenez)</text:p>
          </table:table-cell>
          <table:table-cell table:style-name="Taula1.D3" table:number-rows-spanned="2" table:number-columns-spanned="2" office:value-type="string">
            <text:p text:style-name="P6">Muntatge i Manteniment d’Equip<text:line-break/>(Tomeu Marqueño Sureda)</text:p>
          </table:table-cell>
          <table:covered-table-cell/>
          <table:table-cell table:style-name="Taula1.F3" table:number-rows-spanned="2" office:value-type="string">
            <text:p text:style-name="P6">Sistemes Operatius Monoestació<text:line-break/>(Guillem Mateu)</text:p>
          </table:table-cell>
        </table:table-row>
        <table:table-row>
          <table:table-cell table:style-name="Taula1.B2" office:value-type="string">
            <text:p text:style-name="P1">09:10</text:p>
          </table:table-cell>
          <table:table-cell table:style-name="Taula1.B4" office:value-type="string">
            <text:p text:style-name="P5">Sistemes Operatius Monoestació<text:line-break/>(Guillem Mateu)</text:p>
          </table:table-cell>
          <table:covered-table-cell table:style-name="Taula1.B2"/>
          <table:covered-table-cell table:style-name="Taula1.B2"/>
          <table:covered-table-cell/>
          <table:covered-table-cell table:style-name="Taula1.F4"/>
        </table:table-row>
        <table:table-row>
          <table:table-cell table:style-name="Taula1.B2" office:value-type="string">
            <text:p text:style-name="P1">10:0<text:span text:style-name="T3">0</text:span> - 10:20</text:p>
          </table:table-cell>
          <table:table-cell table:style-name="Taula1.B5" table:number-columns-spanned="5" office:value-type="string">
            <text:p text:style-name="P6">PA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.B2" office:value-type="string">
            <text:p text:style-name="P2">10:20</text:p>
          </table:table-cell>
          <table:table-cell table:style-name="Taula1.B4" office:value-type="string">
            <text:p text:style-name="P8">Sistemes Operatius Monoestació<text:line-break/>(Guillem Mateu)</text:p>
          </table:table-cell>
          <table:table-cell table:style-name="Taula1.B3" table:number-rows-spanned="2" table:number-columns-spanned="2" office:value-type="string">
            <text:p text:style-name="P6">Aplicacions Ofimàtiques<text:line-break/>(Cati Oliver)</text:p>
          </table:table-cell>
          <table:covered-table-cell/>
          <table:table-cell table:style-name="Taula1.C3" table:number-rows-spanned="2" office:value-type="string">
            <text:p text:style-name="P6">Xarxes Locals<text:line-break/>(Pedro Jimenez)</text:p>
          </table:table-cell>
          <table:table-cell table:style-name="Taula1.F3" office:value-type="string">
            <text:p text:style-name="P6">Sistemes Operatius Monoestació<text:line-break/>(Guillem Mateu)</text:p>
          </table:table-cell>
        </table:table-row>
        <table:table-row>
          <table:table-cell table:style-name="Taula1.B2" office:value-type="string">
            <text:p text:style-name="P1">11:1<text:span text:style-name="T2">0</text:span></text:p>
          </table:table-cell>
          <table:table-cell table:style-name="Taula1.D3" office:value-type="string">
            <text:p text:style-name="P6">Muntatge i Manteniment d’Equip<text:line-break/>(Tomeu Marqueño Sureda)</text:p>
          </table:table-cell>
          <table:covered-table-cell table:style-name="Taula1.B3"/>
          <table:covered-table-cell/>
          <table:covered-table-cell table:style-name="Taula1.C3"/>
          <table:table-cell table:style-name="Taula1.F7" office:value-type="string">
            <text:p text:style-name="P6">Xarxes Locals<text:line-break/>(Pedro Jimenez)</text:p>
          </table:table-cell>
        </table:table-row>
        <table:table-row>
          <table:table-cell table:style-name="Taula1.B2" office:value-type="string">
            <text:p text:style-name="P3">12:0<text:span text:style-name="T2">0</text:span> – 12:<text:span text:style-name="T2">30</text:span></text:p>
          </table:table-cell>
          <table:table-cell table:style-name="Taula1.F2" table:number-columns-spanned="5" office:value-type="string">
            <text:p text:style-name="P6">PA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.B2" office:value-type="string">
            <text:p text:style-name="P2">12:<text:span text:style-name="T2">30</text:span></text:p>
          </table:table-cell>
          <table:table-cell table:style-name="Taula1.D3" table:number-rows-spanned="3" office:value-type="string">
            <text:p text:style-name="P6">Muntatge i Manteniment d’Equip<text:line-break/>(Tomeu Marqueño Sureda)</text:p>
          </table:table-cell>
          <table:table-cell table:style-name="Taula1.C9" table:number-rows-spanned="2" office:value-type="string">
            <text:p text:style-name="P6">Formació i Orientació Loboral<text:line-break/>(Aurora Jhardi)</text:p>
          </table:table-cell>
          <table:table-cell table:style-name="Taula1.B3" office:value-type="string">
            <text:p text:style-name="P6">Aplicacions Ofimàtiques<text:line-break/>(Cati Oliver)</text:p>
          </table:table-cell>
          <table:table-cell table:style-name="Taula1.C3" office:value-type="string">
            <text:p text:style-name="P6">Xarxes Locals<text:line-break/>(Pedro Jimenez)</text:p>
          </table:table-cell>
          <table:table-cell table:style-name="Taula1.F7" table:number-rows-spanned="3" office:value-type="string">
            <text:p text:style-name="P6">Xarxes Locals<text:line-break/>(Pedro Jimenez)</text:p>
          </table:table-cell>
        </table:table-row>
        <table:table-row>
          <table:table-cell table:style-name="Taula1.B2" office:value-type="string">
            <text:p text:style-name="P2">12:50</text:p>
          </table:table-cell>
          <table:covered-table-cell table:style-name="Taula1.B2"/>
          <table:covered-table-cell table:style-name="Taula1.B2"/>
          <table:table-cell table:style-name="Taula1.B3" table:number-rows-spanned="2" office:value-type="string">
            <text:p text:style-name="P6">Aplicacions Ofimàtiques<text:line-break/>(Guillem Mateu)</text:p>
          </table:table-cell>
          <table:table-cell table:style-name="Taula1.C9" table:number-rows-spanned="2" office:value-type="string">
            <text:p text:style-name="P6">Formació i Orientació Loboral<text:line-break/>(Aurora Jhardi)</text:p>
          </table:table-cell>
          <table:covered-table-cell table:style-name="Taula1.F2"/>
        </table:table-row>
        <table:table-row>
          <table:table-cell table:style-name="Taula1.B2" office:value-type="string">
            <text:p text:style-name="P1">13:25 – <text:span text:style-name="T1">14:20</text:span></text:p>
          </table:table-cell>
          <table:covered-table-cell table:style-name="Taula1.B2"/>
          <table:table-cell table:style-name="Taula1.B3" office:value-type="string">
            <text:p text:style-name="P6">Aplicacions Ofimàtiques<text:line-break/>(Guillem Mateu)</text:p>
          </table:table-cell>
          <table:covered-table-cell table:style-name="Taula1.B2"/>
          <table:covered-table-cell table:style-name="Taula1.B2"/>
          <table:covered-table-cell table:style-name="Taula1.F2"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3:21:49.663744451</meta:creation-date>
    <dc:date>2023-10-02T10:25:52.836618877</dc:date>
    <meta:editing-duration>PT1H16S</meta:editing-duration>
    <meta:editing-cycles>7</meta:editing-cycles>
    <meta:generator>LibreOffice/7.5.6.2$Linux_X86_64 LibreOffice_project/50$Build-2</meta:generator>
    <meta:document-statistic meta:table-count="1" meta:image-count="0" meta:object-count="0" meta:page-count="1" meta:paragraph-count="36" meta:word-count="120" meta:character-count="936" meta:non-whitespace-character-count="850"/>
  </office:meta>
</office:document-meta>
</file>